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1" style:family="text">
      <style:text-properties fo:font-size="18pt" style:font-size-asian="18pt" style:font-size-complex="18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Idee Testunterstützung in FaktorIPS</text:span><text:line-break/></text:p>
      <text:p text:style-name="Standard">IT definiert Testfalltypen, zum Beispiel „BeitragsberechnungHaftpflicht“. Die Definition besteht aus der Beschreibung des Input (z. B. Die HpPolice mit allen ihren Bestandteilen), den Modell-Methoden, die aufgerufen werden sollen und den Merkmalen (bzw. dem Rückgabewert einer Methode?), die anschließend zu prüfen sind.</text:p>
      <text:p text:style-name="Standard"/>
      <text:p text:style-name="Standard">Die Fachabteilung kann auf Basis der Testfalltypen Testfälle definieren. Ein Testfall enthaelt einen Input entsprechend der Input-Beschreibung und die erwarteten Referenzwerte.</text:p>
      <text:p text:style-name="Standard"/>
      <text:p text:style-name="Standard">Die Trennung entspricht zum Beispiel dem Vorgehen mit Excelsheets. Man eignet sich auf einen Aufbau fuer ein Excelsheet (Testfalltyp) und die Fachabteilung liefert die Testfälle in Form von konkreten Excelsheets.</text:p>
      <text:p text:style-name="Standard"/>
      <text:p text:style-name="Standard">Ausführung der Testfälle:</text:p>
      <text:p text:style-name="Standard">Aus dem Testfalltypen wird Java-Sourcecode generiert. Dieser kann wie üblich von der Anwendungsentwicklung ergänzt werden. Zum Beispiel werden die auszuführenden Modell-Methoden einfach in den generierten Code geschrieben. Die generierte Javaklasse kann einen Testfall ausführen.</text:p>
      <text:p text:style-name="Standard"/>
      <text:p text:style-name="Standard">Ausführen der Testfälle in FaktorIPS</text:p>
      <text:p text:style-name="Standard">Muss man wahrscheinlich analog zu Junit implementierten. Also starten einer neuen JVM in einem eigenen Prozess und Kommunikation des Testfortschritts und des Testresults über Socktes zwischen den Prozessen. Alternativ könnte man auch (erst einmal) einen Java-Interpreter (bean shell) einsetzten. Noch einfacher könnte man es machen, wenn man für einen Testfall einen JunitAdapter generiert, so dass die Ausführung einfach über die Junit Integration von Eclipse durchgeführt werden kan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5-11T17:35:46</meta:creation-date>
    <dc:creator>Jan Ortmann</dc:creator>
    <dc:date>2006-08-02T18:13:15</dc:date>
    <dc:language>de-DE</dc:language>
    <meta:editing-cycles>4</meta:editing-cycles>
    <meta:editing-duration>PT3H19M21S</meta:editing-duration>
    <meta:user-defined meta:name="Info 1"/>
    <meta:user-defined meta:name="Info 2"/>
    <meta:user-defined meta:name="Info 3"/>
    <meta:user-defined meta:name="Info 4"/>
    <meta:document-statistic meta:table-count="0" meta:image-count="0" meta:object-count="0" meta:page-count="1" meta:paragraph-count="8" meta:word-count="210" meta:character-count="1570"/>
  </office:meta>
</office:document-meta>
</file>